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cm" svg:height="1.5cm" svg:x="1.5cm" svg:y="4cm">
          <text:p text:style-name="P1">Pwm ou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2" draw:layer="layout" svg:width="4cm" svg:height="1.5cm" svg:x="8cm" svg:y="4cm">
          <text:p text:style-name="P1">Low pas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3" draw:layer="layout" svg:width="3cm" svg:height="1.5cm" svg:x="14.5cm" svg:y="4cm">
          <text:p text:style-name="P1">pot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" draw:text-style-name="P1" draw:id="id5" draw:layer="layout" svg:width="3cm" svg:height="2cm" svg:x="10cm" svg:y="14cm">
          <text:p text:style-name="P1">AND</text:p>
          <draw:enhanced-geometry svg:viewBox="0 0 21600 21600" draw:mirror-horizontal="tru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id="id6" draw:layer="layout" svg:width="4.5cm" svg:height="1.5cm" svg:x="1.5cm" svg:y="16cm">
          <text:p text:style-name="P1">Phase ou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7" draw:layer="layout" svg:width="2.5cm" svg:height="2cm" svg:x="15.5cm" svg:y="14cm">
          <text:p text:style-name="P1">g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3.5cm" svg:height="3.5cm" svg:x="5cm" svg:y="8.5cm">
          <text:p text:style-name="P1"><text:span text:style-name="T1">comparato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5.5cm" svg:y1="4.75cm" svg:x2="8cm" svg:y2="4.749cm" draw:start-shape="id1" draw:end-shape="id2" draw:end-glue-point="5" svg:d="m5500 4750h1250v-1h1250">
          <text:p/>
        </draw:connector>
        <draw:connector draw:style-name="gr2" draw:text-style-name="P1" draw:layer="layout" svg:x1="11.998cm" svg:y1="4.749cm" svg:x2="14.5cm" svg:y2="4.749cm" draw:start-shape="id2" draw:start-glue-point="7" draw:end-shape="id3" draw:end-glue-point="5" svg:d="m11998 4749h2502">
          <text:p/>
        </draw:connector>
        <draw:connector draw:style-name="gr2" draw:text-style-name="P1" draw:layer="layout" svg:x1="16cm" svg:y1="5.5cm" svg:x2="5cm" svg:y2="10.249cm" draw:start-shape="id3" draw:start-glue-point="2" draw:end-shape="id4" draw:end-glue-point="5" svg:d="m16000 5500v1501h-11500v3248h500">
          <text:p/>
        </draw:connector>
        <draw:connector draw:style-name="gr2" draw:text-style-name="P1" draw:layer="layout" svg:x1="6.749cm" svg:y1="12cm" svg:x2="11.5cm" svg:y2="14cm" draw:start-shape="id4" draw:start-glue-point="6" draw:end-shape="id5" svg:d="m6749 12000v1001h4751v999">
          <text:p/>
        </draw:connector>
        <draw:connector draw:style-name="gr2" draw:text-style-name="P1" draw:layer="layout" svg:x1="6cm" svg:y1="16.749cm" svg:x2="11.499cm" svg:y2="16cm" draw:start-shape="id6" draw:start-glue-point="7" draw:end-shape="id5" draw:end-glue-point="6" svg:d="m6000 16749h5499v-749">
          <text:p/>
        </draw:connector>
        <draw:connector draw:style-name="gr2" draw:text-style-name="P1" draw:layer="layout" svg:x1="13cm" svg:y1="15cm" svg:x2="15.5cm" svg:y2="14.999cm" draw:start-shape="id5" draw:start-glue-point="1" draw:end-shape="id7" draw:end-glue-point="5" svg:d="m13000 15000h1250v-1h1250">
          <text:p/>
        </draw:connector>
        <draw:custom-shape draw:style-name="gr1" draw:text-style-name="P3" draw:id="id8" draw:layer="layout" svg:width="4cm" svg:height="1.5cm" svg:x="10.5cm" svg:y="9.5cm">
          <text:p text:style-name="P1"><text:span text:style-name="T2">Shunt resisot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10.5cm" svg:y1="10.249cm" svg:x2="8.5cm" svg:y2="10.249cm" draw:start-shape="id8" draw:start-glue-point="5" draw:end-shape="id4" draw:end-glue-point="7" svg:d="m10500 10249h-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m Slejko</meta:initial-creator>
    <meta:creation-date>2009-05-10T20:22:37.29</meta:creation-date>
    <dc:date>2009-05-13T21:49:36.09</dc:date>
    <dc:creator>Tom Slejko</dc:creator>
    <meta:editing-duration>PT00H09M45S</meta:editing-duration>
    <meta:editing-cycles>2</meta:editing-cycles>
    <meta:generator>OpenOffice.org/3.0$Win32 OpenOffice.org_project/300m9$Build-9358</meta:generator>
    <meta:document-statistic meta:object-count="15"/>
  </office:meta>
</office:document-meta>
</file>